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e85b3" officeooo:paragraph-rsid="000e85b3" style:font-weight-asian="bold" style:font-weight-complex="bold"/>
    </style:style>
    <style:style style:name="P2" style:family="paragraph" style:parent-style-name="Standard">
      <style:paragraph-properties fo:text-align="center" style:justify-single-word="false"/>
      <style:text-properties style:text-underline-style="none" fo:font-weight="normal" officeooo:rsid="000e85b3" officeooo:paragraph-rsid="000e85b3"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e85b3" officeooo:paragraph-rsid="000e85b3"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f75f1" officeooo:paragraph-rsid="000e85b3"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1b045" officeooo:paragraph-rsid="0011b045" style:font-weight-asian="normal" style:font-weight-complex="normal"/>
    </style:style>
    <style:style style:name="T1" style:family="text">
      <style:text-properties officeooo:rsid="000f75f1"/>
    </style:style>
    <style:style style:name="T2" style:family="text">
      <style:text-properties officeooo:rsid="00110500"/>
    </style:style>
    <style:style style:name="T3" style:family="text">
      <style:text-properties officeooo:rsid="0011b045"/>
    </style:style>
    <style:style style:name="T4" style:family="text">
      <style:text-properties officeooo:rsid="0011fa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o de la aplicación Raton_gato</text:p>
      <text:p text:style-name="P1"/>
      <text:p text:style-name="P2">Victoria Pelayo Alvaredo y José Benjumeda Rubio</text:p>
      <text:p text:style-name="P3"/>
      <text:p text:style-name="P3"><text:tab/>En este manual se explica detalladamente los pasos para realizar todas las funciones que nuestra aplicación Raton_gato ofrece.</text:p>
      <text:p text:style-name="P3"/>
      <text:p text:style-name="P3"><text:tab/>El primer paso es crear un nuevo usuario. Para ello, hacemos clic en el botón “SIGNUP” que podemos ver en la primera pantalla, y <text:span text:style-name="T4">e</text:span>sto nos llevará a otra en la que podemos rellenar los campos necesarios, con ciertas restricciones que se indican en la propia pantalla. Tras hacer enter/clic en “REGISTER”, accedemos al menú principal, en el que se nos dan varias opciones.</text:p>
      <text:p text:style-name="P3"/>
      <text:p text:style-name="P3"><text:tab/>Para jugar, necesitamos crear un juego, cosa que haremos mediante un clic en el botón “CREATE GAME”. Si todo va bien (e irá bien), nos aparecerá una pantalla informándonos del id de nuestro juego. <text:span text:style-name="T1">Veremos también, al final de la página, el enlace “Return to homepage”, que nos llevará de vuelta al menú principal.</text:span></text:p>
      <text:p text:style-name="P3"/>
      <text:p text:style-name="P3"><text:tab/><text:span text:style-name="T1">Una vez aquí, nuestro siguiente movimiento será unirnos a un juego, o que alguien se una al nuestro. Suponiendo que somos nosotros los que nos queremos unir, hacemos clic en “JOIN GAME”. Veremos una pantalla con todos los juegos que están a la espera de que se una el segundo usuario, excepto aquellos en los que el usuario ya unido seamos nosotros mismos. Escogemos cualquiera de los que aparecen, y nos moveremos directamente a la pantalla de juego. </text:span></text:p>
      <text:p text:style-name="P3"/>
      <text:p text:style-name="P3"><text:tab/><text:span text:style-name="T1">Para jugar, siempre que sea nuestro turno, lo único que tenemos que hacer es clicar sobre una de nuestras fichas y arrastrarla hasta una posición válida. Si intentásemos mover a una casilla inaccesible desde nuestra posición, simplemente se deshace el movimiento y se nos da la opción de probar un nuevo movimiento.</text:span></text:p>
      <text:p text:style-name="P3"/>
      <text:p text:style-name="P3"><text:tab/><text:span text:style-name="T1">El objetivo del juego es, para el ratón, superar la linea imaginaria que hay en la fila en la que está el último gato, es decir, si el gato más retrasado se encuentra en la linea de salida, tendremos que llegar hasta ahí para ganar. Si somos el gato, nuestro objetivo es inmovilizar al ratón con nuestras cuatro fichas. </text:span></text:p>
      <text:p text:style-name="P3"/>
      <text:p text:style-name="P3"><text:tab/><text:span text:style-name="T1">Cuando uno de los jugadores gane, la partida finaliza automáticamente y se informa de quién ha ganado. </text:span></text:p>
      <text:p text:style-name="P3"/>
      <text:p text:style-name="P3"><text:tab/><text:span text:style-name="T2">Otro posible recorrido sería comenzar a jugar a una partida a la que ya nos habíamos unido previamente. Para esto, desde el menú principal tenemos que hacer clic en el botón “PLAY GAME”, que nos llevará a una pantalla en la que podremos elegir a cual de nuestras partidas queremos jugar. Tras seleccionar una apareceremos en el mismo menú que al final del camino anterior.</text:span></text:p>
      <text:p text:style-name="P3"/>
      <text:p text:style-name="P3"><text:tab/><text:span text:style-name="T3">La última funcionalidad es la de reproducir una de nuestras partidas, que ya esté finalizada. Ésta es la opción del botón “REPLAY GAME”. Volvemos a proceder como hasta ahora: seleccionamos la partida que queremos reproducir y llegaremos a una página en la que encontraremos el tablero de juego con tres botones en la parte superior. Usaremos “Next” y “Previous” para reproducir la partida paso a paso, y “Play” para que los movimientos se sucedan automáticamente.</text:span></text:p>
      <text:p text:style-name="P3"/>
      <text:p text:style-name="P5"><text:tab/>Finalmente, para salir de la aplicación simplemente hay que clicar en el enlace “Logout” que, desde que nos logeamos, hemos tenido en la parte inferior del menú principal.</text:p>
      <text:p text:style-name="P4"/>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21:07:26.607087157</meta:creation-date>
    <dc:date>2019-12-13T21:54:32.875709949</dc:date>
    <meta:editing-duration>PT36M54S</meta:editing-duration>
    <meta:editing-cycles>4</meta:editing-cycles>
    <meta:generator>LibreOffice/6.1.6.3$Linux_X86_64 LibreOffice_project/10$Build-3</meta:generator>
    <meta:document-statistic meta:table-count="0" meta:image-count="0" meta:object-count="0" meta:page-count="2" meta:paragraph-count="12" meta:word-count="524" meta:character-count="3103" meta:non-whitespace-character-count="2578"/>
  </office:meta>
</office:document-meta>
</file>